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57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table:style-name="ce2" table:number-columns-repeated="4"/>
          <table:table-cell/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CARAVAN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3" table:number-columns-repeated="5"/>
          <table:table-cell table:number-columns-repeated="16379"/>
        </table:table-row>
        <table:table-row table:style-name="ro2">
          <table:table-cell table:style-name="ce3" office:value-type="string" calcext:value-type="string">
            <text:p>; GENERAL</text:p>
          </table:table-cell>
          <table:table-cell table:style-name="ce3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11" office:value-type="string" calcext:value-type="string">
            <text:p>; STANDARD</text:p>
          </table:table-cell>
          <table:table-cell table:style-name="ce3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tmm 1; unlock map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Default" office:value-type="string" calcext:value-type="string">
            <text:p>player.additem 001649B1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level 100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Default" office:value-type="string" calcext:value-type="string">
            <text:p>player.additem 001649BE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health 9999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Default" office:value-type="string" calcext:value-type="string">
            <text:p>player.additem 001649A3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ctionpoints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Default" office:value-type="string" calcext:value-type="string">
            <text:p>player.additem 001649CA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3" office:value-type="string" calcext:value-type="string">
            <text:p>player.additem 0000000F 9999999; Cash</text:p>
          </table:table-cell>
          <table:table-cell/>
          <table:table-cell table:style-name="Default" office:value-type="string" calcext:value-type="string">
            <text:p>player.additem 001649B3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3" office:value-type="string" calcext:value-type="string">
            <text:p>player.additem 0000000A 999; Bobby Pins</text:p>
          </table:table-cell>
          <table:table-cell/>
          <table:table-cell table:style-name="Default" office:value-type="string" calcext:value-type="string">
            <text:p>player.additem 001649AE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player.additem 0200917D 999; Super Stimpaks</text:p>
          </table:table-cell>
          <table:table-cell/>
          <table:table-cell table:style-name="Default" office:value-type="string" calcext:value-type="string">
            <text:p>player.additem 001649A1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PECIAL</text:p>
          </table:table-cell>
          <table:table-cell table:style-name="ce3" office:value-type="string" calcext:value-type="string">
            <text:p>player.additem 00015167 999; Radaway</text:p>
          </table:table-cell>
          <table:table-cell/>
          <table:table-cell table:style-name="Default" office:value-type="string" calcext:value-type="string">
            <text:p>player.additem 001649C8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strength 9</text:p>
          </table:table-cell>
          <table:table-cell table:style-name="ce3"/>
          <table:table-cell/>
          <table:table-cell table:style-name="Default" office:value-type="string" calcext:value-type="string">
            <text:p>player.additem 001649C0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perception 10</text:p>
          </table:table-cell>
          <table:table-cell table:number-columns-repeated="2"/>
          <table:table-cell table:style-name="Default" office:value-type="string" calcext:value-type="string">
            <text:p>player.additem 001649B8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endurance 10</text:p>
          </table:table-cell>
          <table:table-cell table:number-columns-repeated="2"/>
          <table:table-cell table:style-name="Default" office:value-type="string" calcext:value-type="string">
            <text:p>player.additem 001649A9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charisma 10</text:p>
          </table:table-cell>
          <table:table-cell table:number-columns-repeated="2"/>
          <table:table-cell table:style-name="Default" office:value-type="string" calcext:value-type="string">
            <text:p>player.additem 001649D0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intelligence 10</text:p>
          </table:table-cell>
          <table:table-cell table:number-columns-repeated="2"/>
          <table:table-cell table:style-name="Default" office:value-type="string" calcext:value-type="string">
            <text:p>player.additem 001649B6 1</text:p>
          </table:table-cell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3" office:value-type="string" calcext:value-type="string">
            <text:p>player.additem 02009257 1; Courier Duster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gility 10</text:p>
          </table:table-cell>
          <table:table-cell table:number-columns-repeated="2"/>
          <table:table-cell table:style-name="Default" office:value-type="string" calcext:value-type="string">
            <text:p>player.additem 001649AB 1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luck 10</text:p>
          </table:table-cell>
          <table:table-cell table:number-columns-repeated="2"/>
          <table:table-cell table:style-name="Default" office:value-type="string" calcext:value-type="string">
            <text:p>player.additem 0016499E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/>
          <table:table-cell table:style-name="Default" office:value-type="string" calcext:value-type="string">
            <text:p>player.additem 001649C5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3"/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KILLS</text:p>
          </table:table-cell>
          <table:table-cell table:number-columns-repeated="2"/>
          <table:table-cell table:style-name="ce11"/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table:style-name="ce11" office:value-type="string" calcext:value-type="string">
            <text:p>;GAMORRAH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Default" office:value-type="string" calcext:value-type="string">
            <text:p>player.additem 00166EC3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Default" office:value-type="string" calcext:value-type="string">
            <text:p>player.additem 00166ED0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Default" office:value-type="string" calcext:value-type="string">
            <text:p>player.additem 00166EDD 1</text:p>
          </table:table-cell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Default" office:value-type="string" calcext:value-type="string">
            <text:p>player.additem 00166EEC 1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Default" office:value-type="string" calcext:value-type="string">
            <text:p>player.additem 00166EC4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table:style-name="Default" office:value-type="string" calcext:value-type="string">
            <text:p>player.additem 00166ED1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Default" office:value-type="string" calcext:value-type="string">
            <text:p>player.additem 00166EDE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Default" office:value-type="string" calcext:value-type="string">
            <text:p>player.additem 00166EED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Default" office:value-type="string" calcext:value-type="string">
            <text:p>player.additem 00166EC5 1</text:p>
          </table:table-cell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Default" office:value-type="string" calcext:value-type="string">
            <text:p>player.additem 00166ED2 1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Default" office:value-type="string" calcext:value-type="string">
            <text:p>player.additem 00166EDF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Default" office:value-type="string" calcext:value-type="string">
            <text:p>player.additem 00166EEE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office:value-type="string" calcext:value-type="string">
            <text:p>player.additem 00166EBD 1</text:p>
          </table:table-cell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table:style-name="Default" office:value-type="string" calcext:value-type="string">
            <text:p>player.additem 00166ECA 1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Default" office:value-type="string" calcext:value-type="string">
            <text:p>player.additem 00166ED7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Default" office:value-type="string" calcext:value-type="string">
            <text:p>player.additem 00166EE6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Default" office:value-type="string" calcext:value-type="string">
            <text:p>player.additem 00166EC8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Default" office:value-type="string" calcext:value-type="string">
            <text:p>player.additem 00166ED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table:style-name="Default" office:value-type="string" calcext:value-type="string">
            <text:p>player.additem 00166EE2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Default" office:value-type="string" calcext:value-type="string">
            <text:p>player.additem 00166EF1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3"/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office:value-type="string" calcext:value-type="string">
            <text:p>; ULTRA-LUXE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Default" office:value-type="string" calcext:value-type="string">
            <text:p>player.additem 00166F32 1</text:p>
          </table:table-cell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Default" office:value-type="string" calcext:value-type="string">
            <text:p>player.additem 00166F3F 1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Default" office:value-type="string" calcext:value-type="string">
            <text:p>player.additem 00166F4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Default" office:value-type="string" calcext:value-type="string">
            <text:p>player.additem 00166F5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2"/>
          <table:table-cell table:style-name="Default" office:value-type="string" calcext:value-type="string">
            <text:p>player.additem 00166F3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table:style-name="Default" office:value-type="string" calcext:value-type="string">
            <text:p>player.additem 00166F4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table:style-name="Default" office:value-type="string" calcext:value-type="string">
            <text:p>player.additem 00166F4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table:style-name="Default" office:value-type="string" calcext:value-type="string">
            <text:p>player.additem 00166F5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table:style-name="Default" office:value-type="string" calcext:value-type="string">
            <text:p>player.additem 00166F2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table:style-name="Default" office:value-type="string" calcext:value-type="string">
            <text:p>player.additem 00166F3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2"/>
          <table:table-cell table:style-name="Default" office:value-type="string" calcext:value-type="string">
            <text:p>player.additem 00166F4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table:style-name="Default" office:value-type="string" calcext:value-type="string">
            <text:p>player.additem 00166F5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2"/>
          <table:table-cell table:style-name="Default" office:value-type="string" calcext:value-type="string">
            <text:p>player.additem 00166F3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table:style-name="Default" office:value-type="string" calcext:value-type="string">
            <text:p>player.additem 00166F4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table:style-name="Default" office:value-type="string" calcext:value-type="string">
            <text:p>player.additem 00166F5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table:style-name="Default" office:value-type="string" calcext:value-type="string">
            <text:p>player.additem 00166F6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office:value-type="string" calcext:value-type="string">
            <text:p>; SIERRA MAD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2"/>
          <table:table-cell table:style-name="Default" office:value-type="string" calcext:value-type="string">
            <text:p>player.additem 050134B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2"/>
          <table:table-cell table:style-name="Default" office:value-type="string" calcext:value-type="string">
            <text:p>player.additem 050134E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2"/>
          <table:table-cell table:style-name="Default" office:value-type="string" calcext:value-type="string">
            <text:p>player.additem 050134D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2"/>
          <table:table-cell table:style-name="Default" office:value-type="string" calcext:value-type="string">
            <text:p>player.additem 050134A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2"/>
          <table:table-cell table:style-name="Default" office:value-type="string" calcext:value-type="string">
            <text:p>player.additem 050134B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2"/>
          <table:table-cell table:style-name="Default" office:value-type="string" calcext:value-type="string">
            <text:p>player.additem 050134E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2"/>
          <table:table-cell table:style-name="Default" office:value-type="string" calcext:value-type="string">
            <text:p>player.additem 050134D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2"/>
          <table:table-cell table:style-name="Default" office:value-type="string" calcext:value-type="string">
            <text:p>player.additem 050134A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2"/>
          <table:table-cell table:style-name="Default" office:value-type="string" calcext:value-type="string">
            <text:p>player.additem 050134A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2"/>
          <table:table-cell table:style-name="Default" office:value-type="string" calcext:value-type="string">
            <text:p>player.additem 050134D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2"/>
          <table:table-cell table:style-name="Default" office:value-type="string" calcext:value-type="string">
            <text:p>player.additem 050134D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2"/>
          <table:table-cell table:style-name="Default" office:value-type="string" calcext:value-type="string">
            <text:p>player.additem 0501346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2"/>
          <table:table-cell table:style-name="Default" office:value-type="string" calcext:value-type="string">
            <text:p>player.additem 050134B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2"/>
          <table:table-cell table:style-name="Default" office:value-type="string" calcext:value-type="string">
            <text:p>player.additem 050134E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2"/>
          <table:table-cell table:style-name="Default" office:value-type="string" calcext:value-type="string">
            <text:p>player.additem 050134D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2"/>
          <table:table-cell table:style-name="Default" office:value-type="string" calcext:value-type="string">
            <text:p>player.additem 050134A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40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player.additem 001649B1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01649BE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01649A3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01649CA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01649B3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01649AE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01649A1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01649C8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01649C0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01649B8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01649A9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01649D0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01649B6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01649AB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016499E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01649C5 1</text:p>
          </table:table-cell>
          <table:table-cell office:value-type="string" calcext:value-type="string">
            <text:p><text:s/>King of Spad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layer.additem 00166EC3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0166ED0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0166EDD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0166EEC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0166EC4 1</text:p>
          </table:table-cell>
          <table:table-cell office:value-type="string" calcext:value-type="string">
            <text:p><text:s/>8 of Clubs</text:p>
          </table:table-cell>
        </table:table-row>
        <table:table-row table:style-name="ro2">
          <table:table-cell office:value-type="string" calcext:value-type="string">
            <text:p>player.additem 00166ED1 1</text:p>
          </table:table-cell>
          <table:table-cell office:value-type="string" calcext:value-type="string">
            <text:p><text:s/>8 of Diamonds</text:p>
          </table:table-cell>
        </table:table-row>
        <table:table-row table:style-name="ro2">
          <table:table-cell office:value-type="string" calcext:value-type="string">
            <text:p>player.additem 00166EDE 1</text:p>
          </table:table-cell>
          <table:table-cell office:value-type="string" calcext:value-type="string">
            <text:p><text:s/>8 of Hearts</text:p>
          </table:table-cell>
        </table:table-row>
        <table:table-row table:style-name="ro2">
          <table:table-cell office:value-type="string" calcext:value-type="string">
            <text:p>player.additem 00166EED 1</text:p>
          </table:table-cell>
          <table:table-cell office:value-type="string" calcext:value-type="string">
            <text:p><text:s/>8 of Spades</text:p>
          </table:table-cell>
        </table:table-row>
        <table:table-row table:style-name="ro2">
          <table:table-cell office:value-type="string" calcext:value-type="string">
            <text:p>player.additem 00166EC5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0166ED2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0166EDF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0166EEE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0166EBD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0166ECA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0166ED7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0166EE6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0166EC8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0166ED5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0166EE2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0166EF1 1</text:p>
          </table:table-cell>
          <table:table-cell office:value-type="string" calcext:value-type="string">
            <text:p><text:s/>King of Spad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layer.additem 00166F32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0166F3F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0166F4C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0166F5B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0166F34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0166F41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0166F4E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0166F5D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0166F2C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0166F39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0166F46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0166F55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0166F37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0166F44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0166F51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0166F60 1</text:p>
          </table:table-cell>
          <table:table-cell office:value-type="string" calcext:value-type="string">
            <text:p><text:s/>King of Spad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layer.additem 050134B4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50134E5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50134D8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50134A7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50134B6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50134E7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50134DA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50134A9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50134AE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50134DF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50134D2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5013469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50134B9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50134EA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50134DD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50134AC 1</text:p>
          </table:table-cell>
          <table:table-cell office:value-type="string" calcext:value-type="string">
            <text:p><text:s/>King of Spa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4T02:36:38.506431086</dc:date>
    <meta:editing-duration>PT4H9M15S</meta:editing-duration>
    <meta:editing-cycles>50</meta:editing-cycles>
    <meta:generator>LibreOffice/7.4.7.2$Linux_X86_64 LibreOffice_project/40$Build-2</meta:generator>
    <meta:document-statistic meta:table-count="2" meta:cell-count="463" meta:object-count="0"/>
  </office:meta>
</office:document-meta>
</file>